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officeooo:paragraph-rsid="0022ba4d"/>
    </style:style>
    <style:style style:name="P3" style:family="paragraph" style:parent-style-name="Text_20_body" style:list-style-name="L4">
      <style:text-properties officeooo:paragraph-rsid="002392cd"/>
    </style:style>
    <style:style style:name="P4" style:family="paragraph" style:parent-style-name="Text_20_body" style:list-style-name="L5"/>
    <style:style style:name="P5" style:family="paragraph" style:parent-style-name="Text_20_body" style:list-style-name="L6">
      <style:text-properties officeooo:paragraph-rsid="00279751"/>
    </style:style>
    <style:style style:name="P6" style:family="paragraph" style:parent-style-name="Text_20_body" style:list-style-name="L7">
      <style:text-properties officeooo:paragraph-rsid="00279751"/>
    </style:style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>
      <style:text-properties officeooo:paragraph-rsid="002bdf70"/>
    </style:style>
    <style:style style:name="P11" style:family="paragraph" style:parent-style-name="Text_20_body" style:list-style-name="L12"/>
    <style:style style:name="P12" style:family="paragraph" style:parent-style-name="Text_20_body">
      <style:text-properties officeooo:paragraph-rsid="0029f986"/>
    </style:style>
    <style:style style:name="P13" style:family="paragraph" style:parent-style-name="Text_20_body">
      <style:text-properties officeooo:paragraph-rsid="002d5f7d"/>
    </style:style>
    <style:style style:name="P14" style:family="paragraph" style:parent-style-name="Text_20_body">
      <style:text-properties officeooo:paragraph-rsid="00305b34"/>
    </style:style>
    <style:style style:name="P15" style:family="paragraph" style:parent-style-name="Text_20_body">
      <style:text-properties officeooo:paragraph-rsid="0032ae09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paragraph-rsid="001f7651"/>
    </style:style>
    <style:style style:name="P19" style:family="paragraph" style:parent-style-name="Text_20_body" style:list-style-name="L3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7">
      <style:paragraph-properties fo:margin-top="0cm" fo:margin-bottom="0cm" loext:contextual-spacing="false"/>
    </style:style>
    <style:style style:name="P22" style:family="paragraph" style:parent-style-name="Text_20_body" style:list-style-name="L13">
      <style:paragraph-properties fo:margin-top="0cm" fo:margin-bottom="0cm" loext:contextual-spacing="false"/>
      <style:text-properties officeooo:paragraph-rsid="002d5f7d"/>
    </style:style>
    <style:style style:name="P23" style:family="paragraph" style:parent-style-name="Text_20_body" style:list-style-name="L14">
      <style:paragraph-properties fo:margin-top="0cm" fo:margin-bottom="0cm" loext:contextual-spacing="false"/>
      <style:text-properties officeooo:paragraph-rsid="002f2d0f"/>
    </style:style>
    <style:style style:name="P24" style:family="paragraph" style:parent-style-name="Text_20_body" style:list-style-name="L15">
      <style:paragraph-properties fo:margin-top="0cm" fo:margin-bottom="0cm" loext:contextual-spacing="false"/>
      <style:text-properties officeooo:paragraph-rsid="002f2d0f"/>
    </style:style>
    <style:style style:name="P25" style:family="paragraph" style:parent-style-name="Text_20_body" style:list-style-name="L16">
      <style:paragraph-properties fo:margin-top="0cm" fo:margin-bottom="0cm" loext:contextual-spacing="false"/>
      <style:text-properties officeooo:paragraph-rsid="002f2d0f"/>
    </style:style>
    <style:style style:name="P26" style:family="paragraph" style:parent-style-name="Text_20_body" style:list-style-name="L2">
      <style:paragraph-properties fo:margin-top="0cm" fo:margin-bottom="0cm" loext:contextual-spacing="false" fo:line-height="115%"/>
      <style:text-properties officeooo:paragraph-rsid="002392cd"/>
    </style:style>
    <style:style style:name="P27" style:family="paragraph" style:parent-style-name="Heading_20_1">
      <style:text-properties officeooo:paragraph-rsid="0032ae09"/>
    </style:style>
    <style:style style:name="P28" style:family="paragraph" style:parent-style-name="Horizontal_20_Line">
      <style:paragraph-properties fo:line-height="115%"/>
    </style:style>
    <style:style style:name="T1" style:family="text">
      <style:text-properties officeooo:rsid="001f7651"/>
    </style:style>
    <style:style style:name="T2" style:family="text">
      <style:text-properties officeooo:rsid="0022ba4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8e9" style:font-weight-asian="bold" style:font-weight-complex="bold"/>
    </style:style>
    <style:style style:name="T5" style:family="text">
      <style:text-properties officeooo:rsid="002392cd"/>
    </style:style>
    <style:style style:name="T6" style:family="text">
      <style:text-properties officeooo:rsid="002588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88e9" style:font-weight-asian="normal" style:font-weight-complex="normal"/>
    </style:style>
    <style:style style:name="T9" style:family="text">
      <style:text-properties officeooo:rsid="0025dbfe"/>
    </style:style>
    <style:style style:name="T10" style:family="text">
      <style:text-properties officeooo:rsid="0028c513"/>
    </style:style>
    <style:style style:name="T11" style:family="text">
      <style:text-properties officeooo:rsid="0029f986"/>
    </style:style>
    <style:style style:name="T12" style:family="text">
      <style:text-properties officeooo:rsid="002d5f7d"/>
    </style:style>
    <style:style style:name="T13" style:family="text">
      <style:text-properties officeooo:rsid="002f2d0f"/>
    </style:style>
    <style:style style:name="T14" style:family="text">
      <style:text-properties officeooo:rsid="0031b5cf"/>
    </style:style>
    <style:style style:name="T15" style:family="text">
      <style:text-properties officeooo:rsid="0032ae0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/></text:h>
      <text:h text:style-name="P27" text:outline-level="1"><text:span text:style-name="Strong_20_Emphasis">Testovací případy pro </text:span><text:span text:style-name="Strong_20_Emphasis"><text:span text:style-name="T15">program:</text:span></text:span></text:h>
      <text:h text:style-name="P27" text:outline-level="1"><text:span text:style-name="Strong_20_Emphasis"><text:span text:style-name="T15"><text:s text:c="10"/>„S</text:span></text:span><text:span text:style-name="Strong_20_Emphasis">právce úkolů“</text:span></text:h>
      <text:p text:style-name="P15"><text:span text:style-name="Strong_20_Emphasis"/></text:p>
      <text:p text:style-name="Text_20_body">Níže <text:span text:style-name="T14">jsou</text:span> <text:span text:style-name="T15">uvedeny </text:span>sady testů pro každou funkci zvlášť.<text:line-break/>Každý test obsahuje:</text:p>
      <text:list xml:id="list2381646187" text:style-name="L1">
        <text:list-item>
          <text:p text:style-name="P16">Název testu </text:p>
        </text:list-item>
        <text:list-item>
          <text:p text:style-name="P16">Popis </text:p>
        </text:list-item>
        <text:list-item>
          <text:p text:style-name="P16">Vstupní podmínky </text:p>
        </text:list-item>
        <text:list-item>
          <text:p text:style-name="P16">Kroky testu </text:p>
        </text:list-item>
        <text:list-item>
          <text:p text:style-name="P16">Očekávaný výsledek </text:p>
        </text:list-item>
        <text:list-item>
          <text:p text:style-name="P16">Skutečný výsledek </text:p>
        </text:list-item>
        <text:list-item>
          <text:p text:style-name="P16">Stav </text:p>
        </text:list-item>
        <text:list-item>
          <text:p text:style-name="P1">Poznámky </text:p>
        </text:list-item>
      </text:list>
      <text:p text:style-name="Horizontal_20_Line"/>
      <text:h text:style-name="Heading_20_1" text:outline-level="1"><text:s/><text:span text:style-name="Strong_20_Emphasis">Testy pro funkci </text:span><text:span text:style-name="Strong_20_Emphasis"><text:span text:style-name="Source_20_Text">hlavni_menu()</text:span></text:span></text:h>
      <text:h text:style-name="Heading_20_3" text:outline-level="3"><text:span text:style-name="Strong_20_Emphasis">Test 1 — Zobrazení hlavního menu</text:span></text:h>
      <text:p text:style-name="Text_20_body"><text:span text:style-name="Strong_20_Emphasis">Popis:</text:span> Ověření, že funkce vypíše všechny položky menu.<text:line-break/><text:span text:style-name="Strong_20_Emphasis">Vstupní podmínky:</text:span> Program běží, není vybraná žádná volba.<text:line-break/><text:span text:style-name="Strong_20_Emphasis">Kroky testu:</text:span></text:p>
      <text:list xml:id="list946447598" text:style-name="L2">
        <text:list-header>
          <text:p text:style-name="P17">Spustit program. </text:p>
          <text:p text:style-name="P18">Pozorovat výstup funkce <text:span text:style-name="Source_20_Text">hlavni_menu()</text:span>.<text:line-break/><text:span text:style-name="Strong_20_Emphasis">Očekávaný výsledek:</text:span> Zobrazí se text s možnostmi 1–4.</text:p>
          <text:p text:style-name="P18">Správce úkolů - Hlavní menu</text:p>
          <text:p text:style-name="P18">1. Přidat nový úkol</text:p>
          <text:p text:style-name="P18">2. Zobrazit všechny úkoly</text:p>
          <text:p text:style-name="P18">3. Odstranit úkol</text:p>
          <text:p text:style-name="P18">4. Konec programu</text:p>
          <text:p text:style-name="P18">Vyberte možnost (1-4):</text:p>
          <text:p text:style-name="P26"><text:span text:style-name="Strong_20_Emphasis">Skutečný výsledek:</text:span> Menu se zobrazilo správně.<text:line-break/><text:span text:style-name="Strong_20_Emphasis">Stav: Pas</text:span><text:span text:style-name="Strong_20_Emphasis"><text:span text:style-name="T1">ss </text:span></text:span></text:p>
          <text:p text:style-name="P26"><text:span text:style-name="Strong_20_Emphasis">Poznámky:</text:span> Tes<text:span text:style-name="T2">t zobrazení výzvy</text:span>. </text:p>
        </text:list-header>
      </text:list>
      <text:p text:style-name="P28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Test 2 — Volba 1 spustí přidání úkolu</text:span></text:h>
      <text:p text:style-name="Text_20_body"><text:span text:style-name="Strong_20_Emphasis">Popis:</text:span> Ověření, že volba 1 vede do funkce <text:span text:style-name="T3">Přidat nový úkol</text:span> <text:s/>.<text:line-break/><text:span text:style-name="Strong_20_Emphasis">Vstupní podmínky:</text:span> Zobrazené hlavní menu.<text:line-break/><text:span text:style-name="Strong_20_Emphasis">Kroky testu:</text:span></text:p>
      <text:list xml:id="list1250807745" text:style-name="L3">
        <text:list-header>
          <text:p text:style-name="P19">Spustit program. </text:p>
          <text:p text:style-name="P2">Zadat <text:span text:style-name="T2">1 + enter</text:span>.<text:line-break/><text:span text:style-name="Strong_20_Emphasis">Očekávaný výsledek:</text:span> Program vypíše výzvu k zadání názvu úkolu - <text:span text:style-name="T3">Zadejte název úkolu:</text:span>.<text:line-break/><text:span text:style-name="Strong_20_Emphasis">Skutečný výsledek:</text:span> Funkce <text:span text:style-name="T2">zobrazila výzvu : Zadejte název úkolu:</text:span>.<text:line-break/><text:span text:style-name="Strong_20_Emphasis">Stav:</text:span> Pass<text:line-break/><text:span text:style-name="Strong_20_Emphasis">Poznámky:</text:span> Tes<text:span text:style-name="T2">t zobrazení výzvy</text:span>. </text:p>
        </text:list-header>
      </text:list>
      <text:p text:style-name="Horizontal_20_Line"/>
      <text:h text:style-name="Heading_20_3" text:outline-level="3"><text:span text:style-name="Strong_20_Emphasis">Test 3 — Zadání neplatné volby</text:span></text:h>
      <text:p text:style-name="Text_20_body"><text:span text:style-name="Strong_20_Emphasis">Popis:</text:span> Ověření reakce na neplatnou volbu.<text:line-break/><text:span text:style-name="Strong_20_Emphasis">Vstupní podmínky:</text:span> Zobrazené hlavní menu.<text:line-break/><text:span text:style-name="Strong_20_Emphasis">Kroky testu:</text:span></text:p>
      <text:list xml:id="list3810561942" text:style-name="L4">
        <text:list-header>
          <text:p text:style-name="P3">Zadat <text:span text:style-name="T5">9 + enter</text:span>.<text:line-break/><text:span text:style-name="Strong_20_Emphasis">Očekávaný výsledek:</text:span> Program vypíše - <text:span text:style-name="T3">Neplatná volba, zkuste to znovu.</text:span><text:line-break/><text:span text:style-name="Strong_20_Emphasis">Skutečný výsledek:</text:span> Zpráva se zobrazila.<text:line-break/><text:span text:style-name="Strong_20_Emphasis">Stav:</text:span> Pass<text:line-break/><text:span text:style-name="Strong_20_Emphasis">Poznámky:</text:span> Negativní test. </text:p>
        </text:list-header>
      </text:list>
      <text:p text:style-name="Horizontal_20_Line"/>
      <text:h text:style-name="Heading_20_1" text:outline-level="1"><text:s/><text:span text:style-name="Strong_20_Emphasis">Testy pro funkci </text:span><text:span text:style-name="Strong_20_Emphasis"><text:span text:style-name="Source_20_Text">pridat_ukol(ukoly)</text:span></text:span></text:h>
      <text:h text:style-name="Heading_20_3" text:outline-level="3"><text:span text:style-name="Strong_20_Emphasis">Test 1 — Přidání platného úkolu</text:span></text:h>
      <text:p text:style-name="Text_20_body"><text:span text:style-name="Strong_20_Emphasis">Popis:</text:span> Ověření, že úkol s platnými údaji se uloží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352329698" text:style-name="L5">
        <text:list-header>
          <text:p text:style-name="P20">Zadat název: <text:span text:style-name="T4">Úkol 1 </text:span><text:span text:style-name="T8">+ enter</text:span><text:span text:style-name="T7">. </text:span></text:p>
          <text:p text:style-name="P4">Zadat popis: <text:span text:style-name="T4">Popis pro úkol 1</text:span><text:span text:style-name="T6"> + enter</text:span>.<text:line-break/><text:span text:style-name="Strong_20_Emphasis">Očekávaný výsledek:</text:span> Úkol <text:span text:style-name="T6">a popis</text:span> se přidá do seznamu.<text:line-break/><text:span text:style-name="Strong_20_Emphasis">Skutečný výsledek:</text:span> Úkol <text:span text:style-name="T6">a popis </text:span>byl přidán.<text:line-break/><text:span text:style-name="Strong_20_Emphasis">Stav:</text:span> Pass<text:line-break/><text:span text:style-name="Strong_20_Emphasis">Poznámky:</text:span> Pozitivní test. </text:p>
        </text:list-header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Test 2 — Prázdný název úkolu</text:span></text:h>
      <text:p text:style-name="Text_20_body"><text:span text:style-name="Strong_20_Emphasis">Popis:</text:span> Ověření, že prázdný název je odmítnut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1841630562" text:style-name="L6">
        <text:list-header>
          <text:p text:style-name="P5">Zadat název: <text:span text:style-name="Source_20_Text">""</text:span> <text:span text:style-name="T9">+ enter</text:span><text:line-break/><text:span text:style-name="Strong_20_Emphasis">Očekávaný výsledek:</text:span> Program vypíše chybu <text:span text:style-name="T3">Úkol nelze přidat — název je prázdný</text:span> a úkol se nepřidá.<text:line-break/><text:span text:style-name="Strong_20_Emphasis">Skutečný výsledek:</text:span> Chyba se zobrazila.<text:line-break/><text:span text:style-name="Strong_20_Emphasis">Stav:</text:span> Pass<text:line-break/><text:span text:style-name="Strong_20_Emphasis">Poznámky:</text:span> Negativní test. </text:p>
        </text:list-header>
      </text:list>
      <text:p text:style-name="Horizontal_20_Line"/>
      <text:h text:style-name="Heading_20_3" text:outline-level="3"><text:span text:style-name="Strong_20_Emphasis">Test 3 — Prázdný popis úkolu</text:span></text:h>
      <text:p text:style-name="Text_20_body"><text:span text:style-name="Strong_20_Emphasis">Popis:</text:span> Ověření, že prázdný popis je odmítnut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969606015" text:style-name="L7">
        <text:list-header>
          <text:p text:style-name="P21">Zadat název: „Úkol <text:span text:style-name="T9">1</text:span>“. </text:p>
          <text:p text:style-name="P6">Zadat popis: <text:span text:style-name="Source_20_Text">""</text:span> <text:span text:style-name="T9">+ enter</text:span>.<text:line-break/><text:span text:style-name="Strong_20_Emphasis">Očekávaný výsledek:</text:span> Program vypíše chybu <text:span text:style-name="T3">Popis nelze přidat — popis je prázdný.</text:span><text:line-break/><text:span text:style-name="Strong_20_Emphasis">Skutečný výsledek:</text:span> Chyba se zobrazila.<text:line-break/><text:span text:style-name="Strong_20_Emphasis">Stav:</text:span> Pass<text:line-break/><text:span text:style-name="Strong_20_Emphasis">Poznámky:</text:span> Negativní test. </text:p>
        </text:list-header>
      </text:list>
      <text:p text:style-name="Horizontal_20_Line"/>
      <text:h text:style-name="Heading_20_3" text:outline-level="3"><text:span text:style-name="Strong_20_Emphasis">Test 4 — Přidání prvního úkolu (hraniční případ)</text:span></text:h>
      <text:p text:style-name="Text_20_body"><text:span text:style-name="Strong_20_Emphasis">Popis:</text:span> Ověření, že první úkol se správně uloží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4245411693" text:style-name="L8">
        <text:list-header>
          <text:p text:style-name="P7">Zadat platný název a popis.<text:line-break/><text:span text:style-name="Strong_20_Emphasis">Očekávaný výsledek:</text:span> Seznam bude mít 1 položku.<text:line-break/><text:span text:style-name="Strong_20_Emphasis">Skutečný výsledek:</text:span> Seznam má 1 položku.<text:line-break/><text:span text:style-name="Strong_20_Emphasis">Stav:</text:span> Pass<text:line-break/><text:span text:style-name="Strong_20_Emphasis">Poznámky:</text:span> Hraniční test. </text:p>
        </text:list-header>
      </text:list>
      <text:p text:style-name="Horizontal_20_Line"/>
      <text:h text:style-name="Heading_20_1" text:outline-level="1"><text:soft-page-break/><text:span text:style-name="Strong_20_Emphasis"/></text:h>
      <text:h text:style-name="Heading_20_1" text:outline-level="1"><text:span text:style-name="Strong_20_Emphasis">Testy pro funkci </text:span><text:span text:style-name="Strong_20_Emphasis"><text:span text:style-name="Source_20_Text">zobrazit_ukoly(ukoly)</text:span></text:span></text:h>
      <text:h text:style-name="Heading_20_3" text:outline-level="3"><text:span text:style-name="Strong_20_Emphasis">Test 1 — Zobrazení prázdného seznamu</text:span></text:h>
      <text:p text:style-name="Text_20_body"><text:span text:style-name="Strong_20_Emphasis">Popis:</text:span> Ověření, že program správně reaguje na prázdný seznam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365401159" text:style-name="L9">
        <text:list-header>
          <text:p text:style-name="P8">Zavolat funkci <text:span text:style-name="T10">2 + enter</text:span>.<text:line-break/><text:span text:style-name="Strong_20_Emphasis">Očekávaný výsledek:</text:span> <text:span text:style-name="T7">Zobrazí</text:span><text:span text:style-name="T3"> Žádné úkoly nejsou uložené.</text:span><text:line-break/><text:span text:style-name="Strong_20_Emphasis">Skutečný výsledek:</text:span> Zpráva se zobrazila.<text:line-break/><text:span text:style-name="Strong_20_Emphasis">Stav:</text:span> Pass<text:line-break/><text:span text:style-name="Strong_20_Emphasis">Poznámky:</text:span> Hraniční případ. </text:p>
        </text:list-header>
      </text:list>
      <text:p text:style-name="Horizontal_20_Line"/>
      <text:h text:style-name="Heading_20_3" text:outline-level="3"><text:span text:style-name="Strong_20_Emphasis">Test 2 — Zobrazení seznamu s jedním úkolem</text:span></text:h>
      <text:p text:style-name="P12"><text:span text:style-name="Strong_20_Emphasis">Popis:</text:span> Ověření správného výpisu.<text:line-break/><text:span text:style-name="Strong_20_Emphasis">Vstupní podmínky:</text:span> <text:span text:style-name="Source_20_Text">ukoly = [{"nazev": "</text:span><text:span text:style-name="Source_20_Text"><text:span text:style-name="T4">Úkol 1</text:span></text:span><text:span text:style-name="Source_20_Text">", "popis": "</text:span><text:span text:style-name="Source_20_Text"><text:span text:style-name="T4">Popis pro úkol 1</text:span></text:span><text:span text:style-name="Source_20_Text">"}]</text:span> <text:line-break/><text:span text:style-name="Strong_20_Emphasis">Kroky testu:</text:span></text:p>
      <text:list xml:id="list3060839929" text:style-name="L10">
        <text:list-header>
          <text:p text:style-name="P9">Zavolat funkci <text:span text:style-name="T11">2 + enter</text:span>.<text:line-break/><text:span text:style-name="Strong_20_Emphasis">Očekávaný výsledek:</text:span> Zobrazí <text:span text:style-name="T3">1. Úkol 1 - Popis pro úkol 1</text:span><text:line-break/><text:span text:style-name="Strong_20_Emphasis">Skutečný výsledek:</text:span> Výpis odpovídá.<text:line-break/><text:span text:style-name="Strong_20_Emphasis">Stav:</text:span> Pass<text:line-break/><text:span text:style-name="Strong_20_Emphasis">Poznámky:</text:span> Pozitivní test. </text:p>
        </text:list-header>
      </text:list>
      <text:p text:style-name="Horizontal_20_Line"/>
      <text:h text:style-name="Heading_20_3" text:outline-level="3"><text:span text:style-name="Strong_20_Emphasis">Test 3 — Zobrazení více úkolů</text:span></text:h>
      <text:p text:style-name="Text_20_body"><text:span text:style-name="Strong_20_Emphasis">Popis:</text:span> Ověření číslování a formátu.<text:line-break/><text:span text:style-name="Strong_20_Emphasis">Vstupní podmínky:</text:span> <text:line-break/><text:span text:style-name="Source_20_Text">ukoly = [{"nazev": "A", "popis": "1"}, {"nazev": "B", "popis": "2"}]</text:span> <text:line-break/><text:span text:style-name="Strong_20_Emphasis">Kroky testu:</text:span></text:p>
      <text:list xml:id="list1888773503" text:style-name="L11">
        <text:list-header>
          <text:p text:style-name="P10">Zavolat funkci <text:span text:style-name="T12">2 + enter</text:span>.<text:line-break/><text:span text:style-name="Strong_20_Emphasis">Očekávaný výsledek:</text:span> Zobrazí oba úkoly <text:s/><text:span text:style-name="T3">1. A – 1 <text:s/>2. B - 2</text:span><text:line-break/><text:span text:style-name="Strong_20_Emphasis">Skutečný výsledek:</text:span> Výpis odpovídá.<text:line-break/><text:span text:style-name="Strong_20_Emphasis">Stav:</text:span> Pass<text:line-break/><text:span text:style-name="Strong_20_Emphasis">Poznámky:</text:span> Pozitivní test. </text:p>
        </text:list-header>
      </text:list>
      <text:p text:style-name="Horizontal_20_Line"/>
      <text:h text:style-name="Heading_20_1" text:outline-level="1"><text:soft-page-break/><text:span text:style-name="Strong_20_Emphasis">Testy pro funkci </text:span><text:span text:style-name="Strong_20_Emphasis"><text:span text:style-name="Source_20_Text">odstranit_ukol(ukoly)</text:span></text:span></text:h>
      <text:h text:style-name="Heading_20_3" text:outline-level="3"><text:span text:style-name="Strong_20_Emphasis">Test 1 — Mazání z prázdného seznamu</text:span></text:h>
      <text:p text:style-name="Text_20_body"><text:span text:style-name="Strong_20_Emphasis">Popis:</text:span> Ověření, že program správně odmítne mazání.<text:line-break/><text:span text:style-name="Strong_20_Emphasis">Vstupní podmínky:</text:span> <text:span text:style-name="Source_20_Text">ukoly = []</text:span> <text:line-break/><text:span text:style-name="Strong_20_Emphasis">Kroky testu:</text:span></text:p>
      <text:list xml:id="list436166855" text:style-name="L12">
        <text:list-header>
          <text:p text:style-name="P11">Zavolat funkci <text:span text:style-name="T12">3 + enter</text:span>.<text:line-break/><text:span text:style-name="Strong_20_Emphasis">Očekávaný výsledek:</text:span> Zobrazí <text:span text:style-name="T3">Není co mazat — seznam je prázdný.</text:span><text:line-break/><text:span text:style-name="Strong_20_Emphasis">Skutečný výsledek:</text:span> Zpráva se zobrazila.<text:line-break/><text:span text:style-name="Strong_20_Emphasis">Stav:</text:span> Pass<text:line-break/><text:span text:style-name="Strong_20_Emphasis">Poznámky:</text:span> Hraniční případ. </text:p>
        </text:list-header>
      </text:list>
      <text:p text:style-name="Horizontal_20_Line"/>
      <text:h text:style-name="Heading_20_3" text:outline-level="3"><text:span text:style-name="Strong_20_Emphasis">Test 2 — Odstranění existujícího úkolu</text:span></text:h>
      <text:p text:style-name="P13"><text:span text:style-name="Strong_20_Emphasis">Popis:</text:span> Ověření správného mazání.<text:line-break/><text:span text:style-name="Strong_20_Emphasis">Vstupní podmínky:</text:span> <text:line-break/><text:span text:style-name="Source_20_Text">ukoly = [{"nazev": "</text:span><text:span text:style-name="Source_20_Text"><text:span text:style-name="T4">Úkol 1</text:span></text:span><text:span text:style-name="Source_20_Text">", "popis": "</text:span><text:span text:style-name="Source_20_Text"><text:span text:style-name="T4">Popis pro úkol 1</text:span></text:span><text:span text:style-name="Source_20_Text">"}] </text:span><text:line-break/><text:span text:style-name="Strong_20_Emphasis">Kroky testu:</text:span></text:p>
      <text:list xml:id="list396548930" text:style-name="L13">
        <text:list-header>
          <text:p text:style-name="P22">Zavolat funkci <text:span text:style-name="T12">3 + enter</text:span>.</text:p>
          <text:p text:style-name="P22">Zadat číslo <text:span text:style-name="Source_20_Text">1</text:span>.<text:line-break/><text:span text:style-name="Strong_20_Emphasis">Očekávaný výsledek:</text:span> Úkol bude odstraněn, seznam bude prázdný.<text:line-break/><text:span text:style-name="Strong_20_Emphasis">Skutečný výsledek:</text:span> Úkol byl odstraněn.<text:line-break/><text:span text:style-name="Strong_20_Emphasis">Stav:</text:span> Pass<text:line-break/><text:span text:style-name="Strong_20_Emphasis">Poznámky:</text:span> Pozitivní test. </text:p>
        </text:list-header>
      </text:list>
      <text:p text:style-name="Horizontal_20_Line"/>
      <text:h text:style-name="Heading_20_3" text:outline-level="3"><text:span text:style-name="Strong_20_Emphasis">Test 3 — Zadání nečíselné hodnoty</text:span></text:h>
      <text:p text:style-name="Text_20_body"><text:span text:style-name="Strong_20_Emphasis">Popis:</text:span> Ověření reakce na nečíselný vstup.<text:line-break/><text:span text:style-name="Strong_20_Emphasis">Vstupní podmínky:</text:span> <text:line-break/><text:span text:style-name="Source_20_Text">ukoly = [{"nazev": "A", "popis": "1"}]</text:span> <text:line-break/><text:span text:style-name="Strong_20_Emphasis">Kroky testu:</text:span></text:p>
      <text:list xml:id="list2927559435" text:style-name="L14">
        <text:list-header>
          <text:p text:style-name="P23">Zavolat funkci <text:span text:style-name="T12">3 + enter</text:span>.</text:p>
          <text:p text:style-name="P23">Zadat „abc“ <text:span text:style-name="T13">+ enter</text:span>.<text:line-break/><text:span text:style-name="Strong_20_Emphasis">Očekávaný výsledek:</text:span> Program vypíše <text:span text:style-name="T3">Musíte zadat číslo.</text:span><text:line-break/><text:span text:style-name="Strong_20_Emphasis">Skutečný výsledek:</text:span> Zpráva se zobrazila.<text:line-break/><text:span text:style-name="Strong_20_Emphasis">Stav:</text:span> Pass<text:line-break/><text:span text:style-name="Strong_20_Emphasis">Poznámky:</text:span> Negativní test. </text:p>
        </text:list-header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Test 4 — Zadání čísla mimo rozsah</text:span></text:h>
      <text:p text:style-name="Text_20_body"><text:span text:style-name="Strong_20_Emphasis">Popis:</text:span> Ověření reakce na neexistující index.<text:line-break/><text:span text:style-name="Strong_20_Emphasis">Vstupní podmínky:</text:span> <text:line-break/><text:span text:style-name="Source_20_Text">ukoly = [{"nazev": "A", "popis": "1"}]</text:span> <text:line-break/><text:span text:style-name="Strong_20_Emphasis">Kroky testu:</text:span></text:p>
      <text:list xml:id="list1308877518" text:style-name="L15">
        <text:list-header>
          <text:p text:style-name="P24">Zavolat funkci <text:span text:style-name="T12">3 + enter</text:span>.</text:p>
          <text:p text:style-name="P24">Zadat <text:span text:style-name="Source_20_Text">5</text:span>.<text:line-break/><text:span text:style-name="Strong_20_Emphasis">Očekávaný výsledek:</text:span> Program vypíše <text:span text:style-name="T3">Neplatné číslo úkolu.</text:span><text:line-break/><text:span text:style-name="Strong_20_Emphasis">Skutečný výsledek:</text:span> Zpráva se zobrazila.<text:line-break/><text:span text:style-name="Strong_20_Emphasis">Stav:</text:span> Pass<text:line-break/><text:span text:style-name="Strong_20_Emphasis">Poznámky:</text:span> Negativní test. </text:p>
        </text:list-header>
      </text:list>
      <text:p text:style-name="Horizontal_20_Line"/>
      <text:h text:style-name="Heading_20_3" text:outline-level="3"><text:span text:style-name="Strong_20_Emphasis">Test 5 — Odstranění posledního úkolu (hraniční případ)</text:span></text:h>
      <text:p text:style-name="P14"><text:span text:style-name="Strong_20_Emphasis">Popis:</text:span> Ověření, že mazání poslední položky funguje.<text:line-break/><text:span text:style-name="Strong_20_Emphasis">Vstupní podmínky:</text:span> <text:line-break/><text:span text:style-name="Source_20_Text">ukoly = </text:span><text:span text:style-name="Source_20_Text">[{"nazev": "A", "popis": "1"}]</text:span><text:line-break/><text:span text:style-name="Strong_20_Emphasis">Kroky testu:</text:span></text:p>
      <text:list xml:id="list3154121935" text:style-name="L16">
        <text:list-header>
          <text:p text:style-name="P25">Zavolat funkci <text:span text:style-name="T12">3 + enter</text:span>.</text:p>
          <text:p text:style-name="P25">Zadat <text:span text:style-name="Source_20_Text">1</text:span>.<text:line-break/><text:span text:style-name="Strong_20_Emphasis">Očekávaný výsledek:</text:span> Seznam bude prázdný.<text:line-break/><text:span text:style-name="Strong_20_Emphasis">Skutečný výsledek:</text:span> Seznam je prázdný.<text:line-break/><text:span text:style-name="Strong_20_Emphasis">Stav:</text:span> Pass<text:line-break/><text:span text:style-name="Strong_20_Emphasis">Poznámky:</text:span> Hraniční test. </text:p>
        </text:list-header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8T17:12:01.475000000</meta:creation-date>
    <dc:date>2026-02-18T20:04:20.166000000</dc:date>
    <meta:editing-duration>PT18M49S</meta:editing-duration>
    <meta:editing-cycles>7</meta:editing-cycles>
    <meta:generator>LibreOffice/6.2.2.2$Windows_X86_64 LibreOffice_project/2b840030fec2aae0fd2658d8d4f9548af4e3518d</meta:generator>
    <meta:document-statistic meta:table-count="0" meta:image-count="0" meta:object-count="0" meta:page-count="6" meta:paragraph-count="77" meta:word-count="803" meta:character-count="5324" meta:non-whitespace-character-count="4527"/>
  </office:meta>
</office:document-meta>
</file>